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ng_Island">
            <text:p>King_Islan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2927">
            <text:p>SUA-2927</text:p>
          </table:table-cell>
          <table:table-cell office:value-type="float" office:value="-39.893">
            <text:p>-39.893</text:p>
          </table:table-cell>
          <table:table-cell office:value-type="float" office:value="143.846">
            <text:p>143.846</text:p>
          </table:table-cell>
          <table:table-cell office:value-type="float" office:value="790.0">
            <text:p>790.0</text:p>
          </table:table-cell>
          <table:table-cell office:value-type="float" office:value="120.0">
            <text:p>120.0</text:p>
          </table:table-cell>
          <table:table-cell office:value-type="string" office:value="Patella Sp.">
            <text:p>Patell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urrayWallaceGoede1995,Morrison2019">
            <text:p>MurrayWallaceGoede1995,Morrison2019</text:p>
          </table:table-cell>
        </table:table-row>
        <table:table-row>
          <table:table-cell office:value-type="string" office:value="King_Island">
            <text:p>King_Islan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2926">
            <text:p>SUA-2926</text:p>
          </table:table-cell>
          <table:table-cell office:value-type="float" office:value="-39.95">
            <text:p>-39.95</text:p>
          </table:table-cell>
          <table:table-cell office:value-type="float" office:value="143.86">
            <text:p>143.86</text:p>
          </table:table-cell>
          <table:table-cell office:value-type="float" office:value="4560.0">
            <text:p>456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urrayWallaceGoede1995,Morrison2019">
            <text:p>MurrayWallaceGoede1995,Morriso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